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2.118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115cm" fo:min-width="2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3.178cm" svg:height="2.994cm" svg:x="0.972cm" svg:y="1.229cm"><text:p><text:span text:style-name="T1"><text:s/></text:span><text:span text:style-name="T2">NOEM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2" draw:text-style-name="P2" svg:width="3.176cm" svg:height="2.991cm" svg:x="6.793cm" svg:y="0.965cm"><text:p><text:span text:style-name="T3"><text:s/></text:span><text:span text:style-name="T4">EVANIC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2" draw:text-style-name="P2" svg:width="3.176cm" svg:height="2.991cm" svg:x="11.899cm" svg:y="0.938cm"><text:p><text:span text:style-name="T3"><text:s/></text:span><text:span text:style-name="T4">MERI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2" draw:text-style-name="P3" svg:width="3.176cm" svg:height="2.991cm" svg:x="0.972cm" svg:y="5.039cm"><text:p><text:span text:style-name="T3"><text:s/></text:span><text:span text:style-name="T4">MARIS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2" draw:text-style-name="P2" svg:width="3.176cm" svg:height="2.991cm" svg:x="6.608cm" svg:y="5.172cm"><text:p><text:span text:style-name="T4"><text:s/></text:span><text:span text:style-name="T4">MICH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1" draw:text-style-name="P3" svg:width="3.178cm" svg:height="2.994cm" svg:x="11.873cm" svg:y="5.251cm"><text:p><text:span text:style-name="T3"><text:s text:c="2"/></text:span><text:span text:style-name="T4">SALE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2" draw:text-style-name="P3" svg:width="3.176cm" svg:height="2.991cm" svg:x="0.866cm" svg:y="8.982cm"><text:p><text:span text:style-name="T3"><text:s text:c="2"/></text:span><text:span text:style-name="T4">LUC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2" draw:text-style-name="P3" svg:width="3.176cm" svg:height="2.991cm" svg:x="6.211cm" svg:y="9.22cm"><text:p><text:span text:style-name="T3"><text:s text:c="3"/></text:span><text:span text:style-name="T4">TAÍZ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1" draw:style-name="gr2" draw:text-style-name="P3" svg:width="3.176cm" svg:height="2.991cm" svg:x="11.952cm" svg:y="9.458cm"><text:p><text:span text:style-name="T3"><text:s text:c="2"/></text:span><text:span text:style-name="T5">ELIZANGE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2" draw:text-style-name="P3" svg:width="3.176cm" svg:height="2.991cm" svg:x="0.866cm" svg:y="13.003cm"><text:p><text:span text:style-name="T3"><text:s text:c="2"/></text:span><text:span text:style-name="T4">SILV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1" draw:style-name="gr2" draw:text-style-name="P3" svg:width="3.176cm" svg:height="2.991cm" svg:x="6.475cm" svg:y="13.056cm"><text:p><text:span text:style-name="T3"><text:s text:c="2"/></text:span><text:span text:style-name="T4">DIN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2" draw:text-style-name="P3" svg:width="3.176cm" svg:height="2.991cm" svg:x="12.137cm" svg:y="13.189cm"><text:p><text:span text:style-name="T3"><text:s text:c="2"/></text:span><text:span text:style-name="T4">LEONI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2" draw:text-style-name="P3" svg:width="3.176cm" svg:height="2.991cm" svg:x="0.972cm" svg:y="16.84cm"><text:p><text:span text:style-name="T6"><text:s/></text:span><text:span text:style-name="T7">KATIUSC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1" draw:style-name="gr2" draw:text-style-name="P3" svg:width="3.176cm" svg:height="2.991cm" svg:x="6.237cm" svg:y="16.893cm"><text:p><text:span text:style-name="T3"><text:s text:c="2"/></text:span><text:span text:style-name="T2">EL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1" draw:style-name="gr2" draw:text-style-name="P4" svg:width="3.176cm" svg:height="2.991cm" svg:x="12.058cm" svg:y="16.734cm"><text:p><text:span text:style-name="T8"><text:s/></text:span><text:span text:style-name="T8">MARC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1" draw:style-name="gr2" draw:text-style-name="P3" svg:width="3.176cm" svg:height="2.991cm" svg:x="0.813cm" svg:y="20.57cm"><text:p><text:span text:style-name="T3"><text:s/></text:span><text:span text:style-name="T4">IVANI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2" draw:text-style-name="P3" svg:width="3.176cm" svg:height="2.991cm" svg:x="5.681cm" svg:y="20.57cm"><text:p><text:span text:style-name="T3"><text:s/></text:span><text:span text:style-name="T4">NO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" draw:style-name="gr2" draw:text-style-name="P2" svg:width="3.176cm" svg:height="2.991cm" svg:x="12.031cm" svg:y="20.729cm"><text:p><text:span text:style-name="T4"><text:s/></text:span><text:span text:style-name="T9">CRIST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8" draw:name="Forma1" draw:style-name="gr2" draw:text-style-name="P2" svg:width="3.176cm" svg:height="2.991cm" svg:x="0.416cm" svg:y="0.476cm"><text:p text:style-name="P5"><text:span text:style-name="T1"><text:s text:c="3"/></text:span><text:span text:style-name="T1">IRE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" draw:style-name="gr2" draw:text-style-name="P3" svg:width="3.176cm" svg:height="2.991cm" svg:x="5.39cm" svg:y="0.503cm"><text:p><text:span text:style-name="T3"><text:s text:c="2"/></text:span><text:span text:style-name="T4">LUCIAN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1" draw:style-name="gr2" draw:text-style-name="P3" svg:width="3.176cm" svg:height="2.991cm" svg:x="11.158cm" svg:y="0.767cm"><text:p><text:span text:style-name="T3"><text:s text:c="2"/></text:span><text:span text:style-name="T1">MARILE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" draw:style-name="gr2" draw:text-style-name="P3" svg:width="3.176cm" svg:height="2.991cm" svg:x="0.469cm" svg:y="4.524cm"><text:p><text:span text:style-name="T3"><text:s/></text:span><text:span text:style-name="T4">PATRIC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27:22.767000000</meta:creation-date>
    <dc:date>2016-05-05T15:28:30.028000000</dc:date>
    <meta:editing-duration>PT17M13S</meta:editing-duration>
    <meta:editing-cycles>4</meta:editing-cycles>
    <meta:generator>LibreOffice/5.1.2.2$Windows_x86 LibreOffice_project/d3bf12ecb743fc0d20e0be0c58ca359301eb705f</meta:generator>
    <meta:print-date>2016-05-03T11:16:56.185000000</meta:print-date>
    <meta:document-statistic meta:table-count="0" meta:image-count="0" meta:object-count="0" meta:page-count="2" meta:paragraph-count="0" meta:word-count="0" meta:character-count="0" meta:non-whitespace-character-count="0"/>
  </office:meta>
</office:document-meta>
</file>